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g Security</text:h>
      <text:p text:style-name="Text_20_body">Latest release: 3.2.5.RELEASE</text:p>
      <text:p text:style-name="Text_20_body">Spring Security can be used to secure any Java application, but it's mostly used for web-based applications. </text:p>
      <text:p text:style-name="Text_20_body">Glossary</text:p>
      <text:list xml:id="list1605988223209423414" text:style-name="L1">
        <text:list-item>
          <text:p text:style-name="P1"><text:span text:style-name="T1">Authentication</text:span>: is the process of verifying a principal's identity against what it claims to be.</text:p>
        </text:list-item>
        <text:list-item>
          <text:p text:style-name="P1"><text:span text:style-name="T1">Principal</text:span>: can be user, a device, or a system, but most typically, it's a user. A principal has to provide evidence of identity to be authenticated.</text:p>
        </text:list-item>
        <text:list-item>
          <text:p text:style-name="P1"><text:span text:style-name="T1">Credential</text:span>: is the evidence which is usually a password when the target principal is a user.</text:p>
        </text:list-item>
        <text:list-item>
          <text:p text:style-name="P1"><text:span text:style-name="T1">Authorization</text:span>: is the process of granting <text:span text:style-name="T1">authorities</text:span> to an authenticated user so that this user is allowed to access particular resources of the target application. The authorization process must be performed after the authentication process. Typically, authorities aer granted in terms of <text:span text:style-name="T1">roles</text:span>.</text:p>
        </text:list-item>
        <text:list-item>
          <text:p text:style-name="P1"><text:span text:style-name="T1">Access control</text:span> means controlling access to an application's resources. It entails making a decision on whether a user is allowed to access a resource. This decision is called an <text:span text:style-name="T1">access control decision</text:span>, and it's made by comparing the resource's <text:span text:style-name="T1">access attributes</text:span> with the user's granted authorities or other characteristics.</text:p>
        </text:list-item>
      </text:list>
      <text:p text:style-name="Standard"/>
      <text:p text:style-name="Standard">We can secure applications at the URL access level, the method invocation level, the view-rendering level, and the domain object lev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useppe Baudo</meta:initial-creator>
    <meta:creation-date>2014-12-02T15:39:21.93</meta:creation-date>
    <dc:date>2014-12-02T16:28:02.13</dc:date>
    <dc:creator>Giuseppe Baudo</dc:creator>
    <meta:editing-duration>PT48M39S</meta:editing-duration>
    <meta:editing-cycles>3</meta:editing-cycles>
    <meta:generator>OpenOffice/4.1.1$Win32 OpenOffice.org_project/411m6$Build-9775</meta:generator>
    <meta:document-statistic meta:table-count="0" meta:image-count="0" meta:object-count="0" meta:page-count="1" meta:paragraph-count="10" meta:word-count="198" meta:character-count="1258"/>
  </office:meta>
</office:document-meta>
</file>